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 draw:fit-to-size="false" text:animation="slide" text:animation-repeat="1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ellipse draw:style-name="gr1" draw:text-style-name="P1" xml:id="id1" draw:id="id1" draw:layer="layout" svg:width="3.9cm" svg:height="2.2cm" svg:x="2.4cm" svg:y="1.6cm">
          <text:p text:style-name="P1">START</text:p>
        </draw:ellipse>
        <draw:rect draw:style-name="gr1" draw:text-style-name="P1" xml:id="id2" draw:id="id2" draw:layer="layout" svg:width="3.3cm" svg:height="2.2cm" svg:x="6.7cm" svg:y="5cm">
          <text:p text:style-name="P1">Suma = 0</text:p>
        </draw:rect>
        <draw:rect draw:style-name="gr1" draw:text-style-name="P1" xml:id="id3" draw:id="id3" draw:layer="layout" svg:width="3.9cm" svg:height="1.221cm" draw:transform="skewX (0.620115483233468) translate (4.372cm 8.179cm)">
          <text:p text:style-name="P1">Pobierz liczby</text:p>
        </draw:rect>
        <draw:rect draw:style-name="gr2" draw:text-style-name="P2" draw:layer="layout" svg:width="4cm" svg:height="1.7cm" svg:x="14cm" svg:y="2.6cm">
          <text:p text:style-name="P2"><text:span text:style-name="T1">Program sumuje </text:span><text:span text:style-name="T2">cyfry dowolnie wybranej liczby dwucyfrowej.</text:span></text:p>
        </draw:rect>
        <draw:connector draw:style-name="gr3" draw:text-style-name="P1" draw:layer="layout" svg:x1="4.35cm" svg:y1="3.8cm" svg:x2="8.35cm" svg:y2="5cm" draw:start-shape="id1" draw:start-glue-point="2" draw:end-shape="id2" draw:end-glue-point="0" svg:d="M4350 3800v600h4000v600">
          <text:p/>
        </draw:connector>
        <draw:connector draw:style-name="gr3" draw:text-style-name="P1" draw:layer="layout" svg:x1="8.35cm" svg:y1="7.2cm" svg:x2="6.322cm" svg:y2="8.179cm" draw:start-shape="id2" draw:start-glue-point="2" draw:end-shape="id3" draw:end-glue-point="0" svg:d="M8350 7200v490h-2028v489">
          <text:p/>
        </draw:connector>
        <draw:custom-shape draw:style-name="gr4" draw:text-style-name="P1" xml:id="id4" draw:id="id4" draw:layer="layout" svg:width="2.1cm" svg:height="2.3cm" svg:x="3.2cm" svg:y="10.4cm">
          <text:p text:style-name="P1">While liczba &lt; 10: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5cm" svg:height="1.7cm" svg:x="12.9cm" svg:y="9.8cm">
          <text:p text:style-name="P1">While liczba &gt; 0: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8" draw:id="id8" draw:layer="layout" svg:width="3.3cm" svg:height="1.9cm" svg:x="13.5cm" svg:y="13.3cm">
          <text:p text:style-name="P1">Suma += liczba %</text:p>
        </draw:rect>
        <draw:rect draw:style-name="gr1" draw:text-style-name="P1" xml:id="id6" draw:id="id6" draw:layer="layout" svg:width="2.3cm" svg:height="1.328cm" draw:transform="skewX (0.499687764845882) translate (9.2cm 15.772cm)">
          <text:p text:style-name="P1">Wypisz suma</text:p>
        </draw:rect>
        <draw:rect draw:style-name="gr1" draw:text-style-name="P1" xml:id="id9" draw:id="id9" draw:layer="layout" svg:width="3.1cm" svg:height="1.3cm" svg:x="13.1cm" svg:y="18.9cm">
          <text:p text:style-name="P1">Liczba = int(liczba / 10)</text:p>
        </draw:rect>
        <draw:ellipse draw:style-name="gr1" draw:text-style-name="P1" xml:id="id7" draw:id="id7" draw:layer="layout" svg:width="4.7cm" svg:height="2.4cm" svg:x="4.2cm" svg:y="21.5cm">
          <text:p text:style-name="P1">Koniec</text:p>
        </draw:ellipse>
        <draw:connector draw:style-name="gr3" draw:text-style-name="P1" draw:layer="layout" svg:x1="5.45cm" svg:y1="9.4cm" svg:x2="4.25cm" svg:y2="10.4cm" draw:start-shape="id3" draw:start-glue-point="2" draw:end-shape="id4" draw:end-glue-point="4" svg:d="M5450 9400v500h-1200v500">
          <text:p/>
        </draw:connector>
        <draw:connector draw:style-name="gr3" draw:text-style-name="P1" draw:layer="layout" svg:x1="5.3cm" svg:y1="11.55cm" svg:x2="15.4cm" svg:y2="9.8cm" draw:start-shape="id4" draw:start-glue-point="7" draw:end-shape="id5" draw:end-glue-point="4" svg:d="M5300 11550h4495v-2251h5605v501">
          <text:p/>
        </draw:connector>
        <draw:connector draw:style-name="gr3" draw:text-style-name="P1" draw:layer="layout" svg:x1="12.9cm" svg:y1="10.65cm" svg:x2="10.35cm" svg:y2="15.772cm" draw:start-shape="id5" draw:start-glue-point="5" draw:end-shape="id6" draw:end-glue-point="0" svg:d="M12900 10650h-2550v5122">
          <text:p/>
        </draw:connector>
        <draw:connector draw:style-name="gr3" draw:text-style-name="P1" draw:layer="layout" svg:x1="4.25cm" svg:y1="12.7cm" svg:x2="6.55cm" svg:y2="21.5cm" draw:start-shape="id4" draw:start-glue-point="6" draw:end-shape="id7" draw:end-glue-point="0" svg:d="M4250 12700v4401h2300v4399">
          <text:p/>
        </draw:connector>
        <draw:connector draw:style-name="gr3" draw:text-style-name="P1" draw:layer="layout" svg:x1="17.9cm" svg:y1="10.65cm" svg:x2="16.8cm" svg:y2="14.25cm" draw:start-shape="id5" draw:start-glue-point="7" draw:end-shape="id8" draw:end-glue-point="1" svg:d="M17900 10650h502v3600h-1602">
          <text:p/>
        </draw:connector>
        <draw:connector draw:style-name="gr3" draw:text-style-name="P1" draw:layer="layout" svg:x1="15.15cm" svg:y1="15.2cm" svg:x2="14.65cm" svg:y2="18.9cm" draw:start-shape="id8" draw:start-glue-point="2" draw:end-shape="id9" draw:end-glue-point="0" svg:d="M15150 15200v1850h-500v1850">
          <text:p/>
        </draw:connector>
        <draw:connector draw:style-name="gr3" draw:text-style-name="P1" draw:layer="layout" svg:x1="16.2cm" svg:y1="19.55cm" svg:x2="15.4cm" svg:y2="9.8cm" draw:start-shape="id9" draw:start-glue-point="1" draw:end-shape="id5" draw:end-glue-point="4" svg:d="M16200 19550h2202v-10251h-3002v501">
          <text:p/>
        </draw:connector>
        <draw:connector draw:style-name="gr3" draw:text-style-name="P1" draw:layer="layout" svg:x1="9.625cm" svg:y1="17.1cm" svg:x2="8.9cm" svg:y2="22.7cm" draw:start-shape="id6" draw:start-glue-point="2" draw:end-shape="id7" draw:end-glue-point="1" svg:d="M9625 17100v5600h-7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ktor malinowski</meta:initial-creator>
    <meta:creation-date>2018-10-03T21:37:50.19</meta:creation-date>
    <dc:date>2018-10-03T21:55:08.75</dc:date>
    <dc:creator>wiktor malinowski</dc:creator>
    <meta:editing-duration>PT1M13S</meta:editing-duration>
    <meta:editing-cycles>1</meta:editing-cycles>
    <meta:document-statistic meta:object-count="20"/>
    <meta:generator>OpenOffice/4.1.4$Win32 OpenOffice.org_project/414m5$Build-9788</meta:generator>
  </office:meta>
</office:document-meta>
</file>